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5282b" style:font-name="Open Sans" fo:font-size="16pt" fo:letter-spacing="normal" fo:font-style="normal" fo:font-weight="normal" style:font-size-asian="16pt" style:font-size-complex="16pt"/>
    </style:style>
    <style:style style:name="P2" style:family="paragraph" style:parent-style-name="Text_20_body">
      <style:text-properties fo:font-variant="normal" fo:text-transform="none" fo:color="#363b3f" style:font-name="Open Sans" fo:font-size="10.5pt" fo:letter-spacing="normal" fo:font-style="normal" fo:font-weight="normal" style:font-size-asian="16pt" style:font-size-complex="16pt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/>
    </style:style>
    <style:style style:name="P4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6" style:family="paragraph" style:parent-style-name="Text_20_body" style:list-style-name="L3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7" style:family="paragraph" style:parent-style-name="Text_20_body" style:list-style-name="L5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8" style:family="paragraph" style:parent-style-name="Text_20_body" style:list-style-name="L6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9" style:family="paragraph" style:parent-style-name="Text_20_body" style:list-style-name="L7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10" style:family="paragraph" style:parent-style-name="Text_20_body" style:list-style-name="L8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11" style:family="paragraph" style:parent-style-name="Text_20_body" style:list-style-name="L9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12" style:family="paragraph" style:parent-style-name="Text_20_body" style:list-style-name="L10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13" style:family="paragraph" style:parent-style-name="Text_20_body" style:list-style-name="L11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63b3f" style:font-name="Open Sans" fo:font-size="10.5pt" fo:letter-spacing="normal" fo:font-style="normal" fo:font-weight="normal"/>
    </style:style>
    <style:style style:name="P14" style:family="paragraph" style:parent-style-name="Heading_20_1">
      <style:text-properties fo:font-variant="normal" fo:text-transform="none" fo:color="#25282b" style:font-name="Open Sans" fo:font-size="16pt" fo:letter-spacing="normal" fo:font-style="normal" fo:font-weight="normal" style:font-size-asian="16pt" style:font-size-complex="16pt"/>
    </style:style>
    <style:style style:name="T1" style:family="text">
      <style:text-properties fo:color="#363b3f" fo:font-size="10.5pt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fo:color="#363b3f" style:font-name="Open Sans" fo:font-size="10.5pt" fo:letter-spacing="normal" fo:font-style="normal"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363b3f" style:font-name="Open Sans" fo:font-size="10.5pt" fo:letter-spacing="normal" fo:font-style="normal" fo:font-weight="bold"/>
    </style:style>
    <style:style style:name="T4" style:family="text">
      <style:text-properties fo:font-variant="normal" fo:text-transform="none" fo:color="#363b3f" style:font-name="Open Sans" fo:font-size="10.5pt" fo:letter-spacing="normal" fo:font-style="normal" fo:font-weight="normal"/>
    </style:style>
    <style:style style:name="T5" style:family="text">
      <style:text-properties fo:font-size="7.5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SQL SERVER – Database Coding Standards and Guidelines</text:h>
      <text:p text:style-name="P1"><text:span text:style-name="Strong_20_Emphasis"><text:span text:style-name="T1">Naming</text:span></text:span></text:p>
      <text:p text:style-name="P3"><text:span text:style-name="Strong_20_Emphasis"><text:span text:style-name="T3">Tables:</text:span></text:span><text:span text:style-name="T4"> Rules: Pascal notation; end with an ‘s’</text:span></text:p>
      <text:list xml:id="list5079337550185637463" text:style-name="L1">
        <text:list-item>
          <text:p text:style-name="P4">Examples: Products, Customers</text:p>
        </text:list-item>
        <text:list-item>
          <text:p text:style-name="P4">Group related table names<text:span text:style-name="T5">1</text:span></text:p>
        </text:list-item>
      </text:list>
      <text:p text:style-name="P3"><text:span text:style-name="Strong_20_Emphasis"><text:span text:style-name="T3">Stored Procs: </text:span></text:span><text:span text:style-name="T4">Rules: sp&lt;App Name&gt;_[&lt;Group Name &gt;_]&lt;Action&gt;&lt;table/logical instance&gt;</text:span></text:p>
      <text:list xml:id="list5781681048842720443" text:style-name="L2">
        <text:list-item>
          <text:p text:style-name="P5">Examples: spOrders_GetNewOrders, spProducts_UpdateProduct</text:p>
        </text:list-item>
      </text:list>
      <text:p text:style-name="P3"><text:span text:style-name="Strong_20_Emphasis"><text:span text:style-name="T3">Triggers: </text:span></text:span><text:span text:style-name="T4">Rules: TR_&lt;TableName&gt;_&lt;action&gt;</text:span></text:p>
      <text:list xml:id="list6489262178737522208" text:style-name="L3">
        <text:list-item>
          <text:p text:style-name="P6">Examples: TR_Orders_UpdateProducts</text:p>
        </text:list-item>
        <text:list-item>
          <text:p text:style-name="P6">Notes: The use of triggers is discouraged</text:p>
        </text:list-item>
      </text:list>
      <text:p text:style-name="P3"><text:span text:style-name="Strong_20_Emphasis"><text:span text:style-name="T3">Indexes:</text:span></text:span><text:span text:style-name="T4"> Rules: IX_&lt;TableName&gt;_&lt;columns separated by _&gt;</text:span></text:p>
      <text:p text:style-name="P2">Examples: IX_Products_ProductID</text:p>
      <text:p text:style-name="P3"><text:span text:style-name="Strong_20_Emphasis"><text:span text:style-name="T3">Primary Keys:</text:span></text:span><text:span text:style-name="T4"> Rules: PK_&lt;TableName&gt;</text:span></text:p>
      <text:list xml:id="list8935553651766518735" text:style-name="L5">
        <text:list-item>
          <text:p text:style-name="P7">Examples: PK_Products</text:p>
        </text:list-item>
      </text:list>
      <text:p text:style-name="P3"><text:span text:style-name="Strong_20_Emphasis"><text:span text:style-name="T3">Foreign Keys:</text:span></text:span><text:span text:style-name="T4"> Rules: FK_&lt;TableName1&gt;_&lt;TableName2&gt;</text:span></text:p>
      <text:list xml:id="list392961127417837162" text:style-name="L6">
        <text:list-item>
          <text:p text:style-name="P8">Example: FK_Products_Orderss</text:p>
        </text:list-item>
      </text:list>
      <text:p text:style-name="P3"><text:span text:style-name="Strong_20_Emphasis"><text:span text:style-name="T3">Defaults:</text:span></text:span><text:span text:style-name="T4"> Rules: DF_&lt;TableName&gt;_&lt;ColumnName&gt;</text:span></text:p>
      <text:list xml:id="list7984821094776204014" text:style-name="L7">
        <text:list-item>
          <text:p text:style-name="P9">Example: DF_Products_Quantity</text:p>
        </text:list-item>
      </text:list>
      <text:p text:style-name="P3"><text:span text:style-name="Strong_20_Emphasis"><text:span text:style-name="T3">Columns:</text:span></text:span><text:span text:style-name="T4"> If a column references another table’s column, name it &lt;table name&gt;ID</text:span></text:p>
      <text:list xml:id="list8162968252102949988" text:style-name="L8">
        <text:list-item>
          <text:p text:style-name="P10">Example: The Customers table has an ID column</text:p>
        </text:list-item>
        <text:list-item>
          <text:p text:style-name="P10">The Orders table should have a CustomerID column</text:p>
        </text:list-item>
      </text:list>
      <text:p text:style-name="P3"><text:span text:style-name="Strong_20_Emphasis"><text:span text:style-name="T3">General Rules:</text:span></text:span></text:p>
      <text:list xml:id="list2168287951641677723" text:style-name="L9">
        <text:list-item>
          <text:p text:style-name="P11">Do not use spaces in the name of database objects</text:p>
          <text:list>
            <text:list-item>
              <text:p text:style-name="P11">Do not use SQL keywords as the name of database objects</text:p>
            </text:list-item>
            <text:list-item>
              <text:p text:style-name="P11">In cases where this is necessary, surround the</text:p>
            </text:list-item>
          </text:list>
        </text:list-item>
        <text:list-item>
          <text:p text:style-name="P11">object name with brackets, such as [Year]</text:p>
        </text:list-item>
        <text:list-item>
          <text:p text:style-name="P11">Do not prefix stored procedures with ‘sp_’<text:span text:style-name="T5">2</text:span></text:p>
        </text:list-item>
        <text:list-item>
          <text:p text:style-name="P11">Prefix table names with the owner name<text:span text:style-name="T5">3</text:span></text:p>
        </text:list-item>
      </text:list>
      <text:p text:style-name="P1"><text:span text:style-name="Strong_20_Emphasis"><text:span text:style-name="T1">Structure</text:span></text:span></text:p>
      <text:list xml:id="list9221824031688367832" text:style-name="L10">
        <text:list-item>
          <text:p text:style-name="P12">Each table must have a primary key</text:p>
          <text:list>
            <text:list-item>
              <text:p text:style-name="P12">In most cases it should be an IDENTITY column named ID</text:p>
            </text:list-item>
          </text:list>
        </text:list-item>
        <text:list-item>
          <text:p text:style-name="P12">Normalize data to third normal form</text:p>
          <text:list>
            <text:list-item>
              <text:p text:style-name="P12">Do not compromise on performance to reach third normal form. Sometimes, a little de-normalization results in better performance.</text:p>
            </text:list-item>
          </text:list>
        </text:list-item>
        <text:list-item>
          <text:p text:style-name="P12">Do not use TEXT as a data type; use the maximum allowed characters of VARCHAR instead</text:p>
        </text:list-item>
        <text:list-item>
          <text:p text:style-name="P12">In VARCHAR data columns, do not default to NULL; use an empty string instead</text:p>
        </text:list-item>
        <text:list-item>
          <text:p text:style-name="P12">Columns with default values should not allow NULLs</text:p>
        </text:list-item>
        <text:list-item>
          <text:p text:style-name="P12">As much as possible, create stored procedures on the same database as the main tables they will be accessing</text:p>
        </text:list-item>
      </text:list>
      <text:p text:style-name="P3"><text:span text:style-name="Strong_20_Emphasis"><text:span text:style-name="T2">Formatting</text:span></text:span></text:p>
      <text:list xml:id="list4179211027280259394" text:style-name="L11">
        <text:list-item>
          <text:p text:style-name="P13">Use upper case for all SQL keywords</text:p>
          <text:list>
            <text:list-item>
              <text:p text:style-name="P13">SELECT, INSERT, UPDATE, WHERE, AND, OR, LIKE, etc.</text:p>
            </text:list-item>
          </text:list>
        </text:list-item>
        <text:list-item>
          <text:p text:style-name="P13">Indent code to improve readability</text:p>
        </text:list-item>
        <text:list-item>
          <text:p text:style-name="P13">Comment code blocks that are not easily understandable</text:p>
          <text:list>
            <text:list-item>
              <text:p text:style-name="P13">Use single-line comment markers(–)</text:p>
            </text:list-item>
            <text:list-item>
              <text:p text:style-name="P13">Reserve multi-line comments (/*.. ..*/) for blocking out sections of code</text:p>
            </text:list-item>
          </text:list>
        </text:list-item>
        <text:list-item>
          <text:p text:style-name="P13">Use single quote characters to delimit strings.</text:p>
          <text:list>
            <text:list-item>
              <text:p text:style-name="P13">Nest single quotes to express a single quote or apostrophe within a string</text:p>
              <text:list>
                <text:list-item>
                  <text:p text:style-name="P13">For example, SET @sExample = ‘SQL”s Authority’</text:p>
                </text:list-item>
              </text:list>
            </text:list-item>
          </text:list>
        </text:list-item>
        <text:list-item>
          <text:p text:style-name="P13">Use parentheses to increase readability</text:p>
          <text:list>
            <text:list-item>
              <text:p text:style-name="P13">WHERE (color=’red’ AND (size = 1 OR size = 2))</text:p>
            </text:list-item>
          </text:list>
        </text:list-item>
        <text:list-item>
          <text:p text:style-name="P13">Use BEGIN..END blocks only when multiple statements are present within a conditional code segment.</text:p>
        </text:list-item>
        <text:list-item>
          <text:p text:style-name="P13">Use one blank line to separate code sections.</text:p>
        </text:list-item>
        <text:list-item>
          <text:p text:style-name="P13"><text:soft-page-break/>Use spaces so that expressions read like sentences.</text:p>
          <text:list>
            <text:list-item>
              <text:p text:style-name="P13">fillfactor = 25, not fillfactor=25</text:p>
            </text:list-item>
          </text:list>
        </text:list-item>
        <text:list-item>
          <text:p text:style-name="P13">Format JOIN operations using indents</text:p>
          <text:list>
            <text:list-item>
              <text:p text:style-name="P13">Also, use ANSI Joins instead of old style joins<text:span text:style-name="T5">4</text:span></text:p>
            </text:list-item>
          </text:list>
        </text:list-item>
        <text:list-item>
          <text:p text:style-name="P13">Place SET statements before any executing code in the procedure.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3S</meta:editing-duration>
    <meta:editing-cycles>4</meta:editing-cycles>
    <meta:generator>OpenOffice/4.1.2$Win32 OpenOffice.org_project/412m3$Build-9782</meta:generator>
    <dc:date>2017-06-21T19:10:39.55</dc:date>
    <dc:creator>Swapnil Kumar</dc:creator>
    <meta:document-statistic meta:table-count="0" meta:image-count="0" meta:object-count="0" meta:page-count="2" meta:paragraph-count="56" meta:word-count="439" meta:character-count="2704"/>
    <meta:user-defined meta:name="Info 1"/>
    <meta:user-defined meta:name="Info 2"/>
    <meta:user-defined meta:name="Info 3"/>
    <meta:user-defined meta:name="Info 4"/>
  </office:meta>
</office:document-meta>
</file>